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ahoma" svg:font-family="Tahom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8">
      <text:list-level-style-number text:level="1" style:num-suffix="." style:num-list-format-name="NLF0" style:num-format="1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</text:list-level-style-number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10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2">
      <text:list-level-style-number text:level="1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ame" style:master-page-name="MPF0" style:family="paragraph">
      <style:paragraph-properties fo:break-before="page"/>
      <style:text-properties fo:font-size="24pt" style:font-size-asian="24pt" style:font-size-complex="24pt"/>
    </style:style>
    <style:style style:name="P5" style:parent-style-name="ListBullet" style:family="paragraph"/>
    <style:style style:name="T6" style:parent-style-name="DefaultParagraphFont" style:family="text">
      <style:text-properties style:text-position="super 65%"/>
    </style:style>
    <style:style style:name="P7" style:parent-style-name="ListParagraph" style:list-style-name="LFO14" style:family="paragraph"/>
    <style:style style:name="P8" style:parent-style-name="ListParagraph" style:list-style-name="LFO14" style:family="paragraph"/>
    <style:style style:name="P9" style:parent-style-name="ListParagraph" style:list-style-name="LFO14" style:family="paragraph"/>
    <style:style style:name="P10" style:parent-style-name="ListParagraph" style:list-style-name="LFO14" style:family="paragraph"/>
    <style:style style:name="P11" style:parent-style-name="ListBullet" style:family="paragraph"/>
  </office:automatic-styles>
  <office:body>
    <office:text text:use-soft-page-breaks="true">
      <text:p text:style-name="P1">Fathima begam.s</text:p>
      <text:p text:style-name="ContactInfo">Phone:8610157245</text:p>
      <text:p text:style-name="ContactInfo">Email id:<text:s/><text:a xlink:href="mailto:fathimafathi8517@gmail.com" office:target-frame-name="_top" xlink:show="replace"><text:span text:style-name="Hyperlink">fathimafathi8517@gmail.com</text:span></text:a><text:s/></text:p>
      <text:h text:style-name="Heading1" text:outline-level="1">Internship</text:h>
      <text:p text:style-name="Normal">I completed 15 days internship of<text:s/>full stack development using PHP in<text:s/>Repunext<text:s/>company<text:s/></text:p>
      <text:p text:style-name="P5"/>
      <text:h text:style-name="Heading1" text:outline-level="1">Education</text:h>
      <text:p text:style-name="Normal">I am pursuing BCA 2<text:span text:style-name="T6">nd</text:span><text:s/>year in Dr.<text:s/>MGR Janaki college of arts And science for women</text:p>
      <text:h text:style-name="Heading1" text:outline-level="1">Skills</text:h>
      <text:list text:style-name="LFO14" text:continue-numbering="true">
        <text:list-item>
          <text:p text:style-name="P7">Java</text:p>
        </text:list-item>
        <text:list-item>
          <text:p text:style-name="P8">Html</text:p>
        </text:list-item>
        <text:list-item>
          <text:p text:style-name="P9">Python<text:s/></text:p>
        </text:list-item>
        <text:list-item>
          <text:p text:style-name="P10">C++</text:p>
        </text:list-item>
      </text:list>
      <text:p text:style-name="P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ahoma" svg:font-family="Tahom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25in" fo:line-height="130%" fo:background-color="transparent" style:tab-stop-distance="0in">
        <style:background-fill draw:fill="solid"/>
      </style:paragraph-properties>
      <style:text-properties style:font-name="Tahoma" style:font-name-asian="Tahom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7F7F7F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border-top="0.0416in solid #262626" fo:border-left="none" fo:border-bottom="0.0138in solid #7F7F7F" fo:border-right="none" fo:padding-top="0.0694in" fo:padding-left="0in" fo:padding-bottom="0.0694in" fo:padding-right="0in" style:shadow="none" fo:margin-top="0.1666in" fo:margin-bottom="0.1111in" fo:line-height="100%"/>
      <style:text-properties style:font-name="Tahoma" style:font-name-asian="MS Gothic" style:font-name-complex="Tahoma" fo:font-weight="bold" style:font-weight-asian="bold" fo:text-transform="uppercase" fo:color="#0E0B05" fo:font-size="12pt" style:font-size-asian="12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Tahoma" style:font-name-asian="MS Gothic" style:font-name-complex="Tahoma" fo:color="#0E0B05" fo:font-size="11pt" style:font-size-asian="11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Tahoma" style:font-name-asian="MS Gothic" style:font-name-complex="Tahoma" fo:color="#0E0B05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Tahoma" style:font-name-asian="MS Gothic" style:font-name-complex="Tahoma" style:font-style-complex="italic" fo:color="#0E0B05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Tahoma" style:font-name-asian="MS Gothic" style:font-name-complex="Tahoma" fo:font-weight="bold" style:font-weight-asian="bold" fo:text-transform="uppercase" fo:color="#0E0B05" fo:font-size="9pt" style:font-size-asian="9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Tahoma" style:font-name-asian="MS Gothic" style:font-name-complex="Tahoma" fo:font-weight="bold" style:font-weight-asian="bold" fo:color="#0E0B05" fo:font-size="9pt" style:font-size-asian="9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Tahoma" style:font-name-asian="MS Gothic" style:font-name-complex="Tahoma" style:font-style-complex="italic" fo:color="#0E0B05" fo:font-size="9pt" style:font-size-asian="9pt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Tahoma" style:font-name-asian="MS Gothic" style:font-name-complex="Tahoma" fo:color="#0E0B05" fo:font-size="9pt" style:font-size-asian="9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Tahoma" style:font-name-asian="MS Gothic" style:font-name-complex="Tahoma" fo:font-weight="bold" style:font-weight-asian="bold" style:font-style-complex="italic" fo:color="#0E0B05" fo:font-size="8pt" style:font-size-asian="8pt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ahoma" style:font-name-asian="MS Gothic" style:font-name-complex="Tahoma" fo:font-weight="bold" style:font-weight-asian="bold" fo:text-transform="uppercase" fo:color="#0E0B05" fo:font-size="12pt" style:font-size-asian="12pt" style:font-size-complex="16pt"/>
    </style:style>
    <style:style style:name="ContactInfo" style:display-name="Contact Info" style:family="paragraph" style:parent-style-name="Normal">
      <style:paragraph-properties style:contextual-spacing="true" fo:margin-bottom="0.375in" fo:line-height="120%" fo:margin-right="2in"/>
      <style:text-properties style:font-name="Tahoma" fo:font-size="12pt" style:font-size-asian="12pt" fo:hyphenate="false"/>
    </style:style>
    <style:style style:name="Title" style:display-name="Title" style:family="paragraph" style:parent-style-name="Normal" style:next-style-name="Normal">
      <style:paragraph-properties style:contextual-spacing="true" fo:margin-top="0.0833in" fo:line-height="80%"/>
      <style:text-properties style:font-name="Tahoma" style:font-name-asian="MS Gothic" style:font-name-complex="Tahoma" fo:font-weight="bold" style:font-weight-asian="bold" fo:text-transform="uppercase" fo:color="#000000" style:letter-kerning="true" fo:font-size="35pt" style:font-size-asian="35pt" style:font-size-complex="28pt" fo:hyphenate="false"/>
    </style:style>
    <style:style style:name="Subtitle" style:display-name="Subtitle" style:family="paragraph" style:parent-style-name="Normal" style:next-style-name="Normal">
      <style:paragraph-properties style:contextual-spacing="true" fo:margin-bottom="0.375in" fo:line-height="120%" fo:margin-right="2in"/>
      <style:text-properties style:font-name="Tahoma" style:font-name-asian="MS Gothic" fo:letter-spacing="0.0104in" fo:font-size="12pt" style:font-size-asian="12pt" style:font-size-complex="11pt" fo:hyphenate="false"/>
    </style:style>
    <style:style style:name="ListBullet" style:display-name="List Bullet" style:family="paragraph" style:parent-style-name="Normal" style:list-style-name="LFO2">
      <style:paragraph-properties fo:margin-bottom="0.0833in"/>
      <style:text-properties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Heading4Char" style:display-name="Heading 4 Char" style:family="text" style:parent-style-name="DefaultParagraphFont">
      <style:text-properties style:font-name="Tahoma" style:font-name-asian="MS Gothic" style:font-name-complex="Tahoma" style:font-style-complex="italic" fo:color="#0E0B05"/>
    </style:style>
    <style:style style:name="Heading5Char" style:display-name="Heading 5 Char" style:family="text" style:parent-style-name="DefaultParagraphFont">
      <style:text-properties style:font-name="Tahoma" style:font-name-asian="MS Gothic" style:font-name-complex="Tahoma" fo:font-weight="bold" style:font-weight-asian="bold" fo:text-transform="uppercase" fo:color="#0E0B05" fo:font-size="9pt" style:font-size-asian="9pt"/>
    </style:style>
    <style:style style:name="Heading7Char" style:display-name="Heading 7 Char" style:family="text" style:parent-style-name="DefaultParagraphFont">
      <style:text-properties style:font-name="Tahoma" style:font-name-asian="MS Gothic" style:font-name-complex="Tahoma" style:font-style-complex="italic" fo:color="#0E0B05" fo:font-size="9pt" style:font-size-asian="9pt"/>
    </style:style>
    <style:style style:name="Heading6Char" style:display-name="Heading 6 Char" style:family="text" style:parent-style-name="DefaultParagraphFont">
      <style:text-properties style:font-name="Tahoma" style:font-name-asian="MS Gothic" style:font-name-complex="Tahoma" fo:font-weight="bold" style:font-weight-asian="bold" fo:color="#0E0B05" fo:font-size="9pt" style:font-size-asian="9pt"/>
    </style:style>
    <style:style style:name="Heading8Char" style:display-name="Heading 8 Char" style:family="text" style:parent-style-name="DefaultParagraphFont">
      <style:text-properties style:font-name="Tahoma" style:font-name-asian="MS Gothic" style:font-name-complex="Tahoma" fo:color="#0E0B05" fo:font-size="9pt" style:font-size-asian="9pt" style:font-size-complex="10.5pt"/>
    </style:style>
    <style:style style:name="Heading9Char" style:display-name="Heading 9 Char" style:family="text" style:parent-style-name="DefaultParagraphFont">
      <style:text-properties style:font-name="Tahoma" style:font-name-asian="MS Gothic" style:font-name-complex="Tahoma" fo:font-weight="bold" style:font-weight-asian="bold" style:font-style-complex="italic" fo:color="#0E0B05" fo:font-size="8pt" style:font-size-asian="8pt" style:font-size-complex="10.5pt"/>
    </style:style>
    <style:style style:name="SubtleEmphasis" style:display-name="Subtle Emphasis" style:family="text" style:parent-style-name="DefaultParagraphFont">
      <style:text-properties fo:font-style="normal" style:font-style-asian="normal" style:font-style-complex="italic" fo:color="#262626"/>
    </style:style>
    <style:style style:name="BookTitle" style:display-name="Book Title" style:family="text" style:parent-style-name="DefaultParagraphFont">
      <style:text-properties fo:font-weight="normal" style:font-weight-asian="normal" style:font-weight-complex="bold" fo:font-style="normal" style:font-style-asian="normal" style:font-style-complex="italic" fo:text-transform="uppercase" fo:font-variant="normal" fo:color="#7F7F7F" fo:letter-spacing="normal" style:text-underline-type="single" style:text-underline-style="solid" style:text-underline-width="auto" style:text-underline-mode="continuous"/>
    </style:style>
    <style:style style:name="Footer" style:display-name="Footer" style:family="paragraph" style:parent-style-name="Normal">
      <style:paragraph-properties fo:margin-top="0.1666in" fo:margin-bottom="0in" fo:line-height="100%"/>
      <style:text-properties fo:color="#0E0B05" fo:font-size="12pt" style:font-size-asian="12pt" fo:hyphenate="false"/>
    </style:style>
    <style:style style:name="FooterChar" style:display-name="Footer Char" style:family="text" style:parent-style-name="DefaultParagraphFont">
      <style:text-properties fo:color="#0E0B05" fo:font-size="12pt" style:font-size-asian="12pt"/>
    </style:style>
    <style:style style:name="SubtitleChar" style:display-name="Subtitle Char" style:family="text" style:parent-style-name="DefaultParagraphFont">
      <style:text-properties style:font-name="Tahoma" style:font-name-asian="MS Gothic" fo:letter-spacing="0.0104in" fo:font-size="12pt" style:font-size-asian="12pt" style:font-size-complex="11pt"/>
    </style:style>
    <style:style style:name="Emphasis" style:display-name="Emphasis" style:family="text" style:parent-style-name="DefaultParagraphFont">
      <style:text-properties fo:font-style="normal" style:font-style-asian="normal" style:font-style-complex="italic" fo:color="#E3AB47"/>
    </style:style>
    <style:style style:name="Quote" style:display-name="Quote" style:family="paragraph" style:parent-style-name="Normal" style:next-style-name="Normal">
      <style:paragraph-properties fo:margin-top="0.25in" fo:margin-bottom="0.25in"/>
      <style:text-properties style:font-style-complex="italic" fo:font-size="13pt" style:font-size-asian="13pt" fo:hyphenate="false"/>
    </style:style>
    <style:style style:name="QuoteChar" style:display-name="Quote Char" style:family="text" style:parent-style-name="DefaultParagraphFont">
      <style:text-properties style:font-style-complex="italic" fo:font-size="13pt" style:font-size-asian="13pt"/>
    </style:style>
    <style:style style:name="IntenseQuote" style:display-name="Intense Quote" style:family="paragraph" style:parent-style-name="Normal" style:next-style-name="Normal">
      <style:paragraph-properties fo:margin-top="0.25in" fo:margin-bottom="0.25in"/>
      <style:text-properties fo:font-weight="bold" style:font-weight-asian="bold" style:font-style-complex="italic" fo:color="#262626" fo:font-size="13pt" style:font-size-asian="13pt" fo:hyphenate="false"/>
    </style:style>
    <style:style style:name="IntenseQuoteChar" style:display-name="Intense Quote Char" style:family="text" style:parent-style-name="DefaultParagraphFont">
      <style:text-properties fo:font-weight="bold" style:font-weight-asian="bold" style:font-style-complex="italic" fo:color="#262626" fo:font-size="13pt" style:font-size-asian="13pt"/>
    </style:style>
    <style:style style:name="IntenseEmphasis" style:display-name="Intense Emphasis" style:family="text" style:parent-style-name="DefaultParagraphFont">
      <style:text-properties fo:font-weight="bold" style:font-weight-asian="bold" fo:font-style="normal" style:font-style-asian="normal" style:font-style-complex="italic" fo:color="#E3AB47"/>
    </style:style>
    <style:style style:name="IntenseReference" style:display-name="Intense Reference" style:family="text" style:parent-style-name="DefaultParagraphFont">
      <style:text-properties fo:font-weight="normal" style:font-weight-asian="normal" style:font-weight-complex="bold" fo:text-transform="uppercase" fo:font-variant="normal" fo:color="#262626" fo:letter-spacing="normal"/>
    </style:style>
    <style:style style:name="Strong" style:display-name="Strong" style:family="text" style:parent-style-name="DefaultParagraphFont">
      <style:text-properties fo:font-weight="bold" style:font-weight-asian="bold" style:font-weight-complex="bold" fo:color="#262626"/>
    </style:style>
    <style:style style:name="Caption" style:display-name="Caption" style:family="paragraph" style:parent-style-name="Normal" style:next-style-name="Normal">
      <style:paragraph-properties fo:margin-top="0.0277in" fo:margin-bottom="0.1111in" fo:line-height="100%"/>
      <style:text-properties style:font-style-complex="italic" fo:color="#262626" fo:font-size="9pt" style:font-size-asian="9pt" style:font-size-complex="9pt" fo:hyphenate="false"/>
    </style:style>
    <style:style style:name="ListParagraph" style:display-name="List Paragraph" style:family="paragraph" style:parent-style-name="Normal">
      <style:paragraph-properties style:contextual-spacing="true" fo:margin-left="0.15in">
        <style:tab-stops/>
      </style:paragraph-properties>
      <style:text-properties fo:hyphenate="false"/>
    </style:style>
    <style:style style:name="TOCHeading" style:display-name="TOC Heading" style:family="paragraph" style:parent-style-name="Heading1" style:next-style-name="Normal">
      <style:text-properties fo:hyphenate="false"/>
    </style:style>
    <style:style style:name="TOAHeading" style:display-name="TOA Heading" style:family="paragraph" style:parent-style-name="Normal" style:next-style-name="Normal">
      <style:paragraph-properties fo:border-top="0.0416in solid #000000" fo:border-left="none" fo:border-bottom="0.0069in solid #000000" fo:border-right="none" fo:padding-top="0.0694in" fo:padding-left="0in" fo:padding-bottom="0.0694in" fo:padding-right="0in" style:shadow="none" fo:margin-top="0.0833in"/>
      <style:text-properties style:font-name="Tahoma" style:font-name-asian="MS Gothic" style:font-name-complex="Tahoma" fo:font-weight="bold" style:font-weight-asian="bold" style:font-weight-complex="bold" fo:font-size="12pt" style:font-size-asian="12pt" style:font-size-complex="12pt" fo:hyphenate="false"/>
    </style:style>
    <style:style style:name="SubtleReference" style:display-name="Subtle Reference" style:family="text" style:parent-style-name="DefaultParagraphFont">
      <style:text-properties fo:text-transform="uppercase" fo:font-variant="normal" fo:color="#7F7F7F"/>
    </style:style>
    <style:style style:name="Name" style:display-name="Name" style:family="paragraph" style:parent-style-name="Normal">
      <style:paragraph-properties style:contextual-spacing="true" fo:margin-top="0.0833in" fo:margin-bottom="0.0833in" fo:line-height="80%"/>
      <style:text-properties style:font-name="Tahoma" fo:font-weight="bold" style:font-weight-asian="bold" fo:text-transform="uppercase" fo:color="#0E0B05" style:letter-kerning="true" fo:font-size="35pt" style:font-size-asian="35pt" fo:hyphenate="false"/>
    </style:style>
    <style:style style:name="TitleChar" style:display-name="Title Char" style:family="text" style:parent-style-name="DefaultParagraphFont">
      <style:text-properties style:font-name="Tahoma" style:font-name-asian="MS Gothic" style:font-name-complex="Tahoma" fo:font-weight="bold" style:font-weight-asian="bold" fo:text-transform="uppercase" fo:color="#000000" style:letter-kerning="true" fo:font-size="35pt" style:font-size-asian="35pt" style:font-size-complex="28pt"/>
    </style:style>
    <style:style style:name="Heading2Char" style:display-name="Heading 2 Char" style:family="text" style:parent-style-name="DefaultParagraphFont">
      <style:text-properties style:font-name="Tahoma" style:font-name-asian="MS Gothic" style:font-name-complex="Tahoma" fo:color="#0E0B05" fo:font-size="11pt" style:font-size-asian="11pt" style:font-size-complex="13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ListNumber" style:display-name="List Number" style:family="paragraph" style:parent-style-name="Normal" style:list-style-name="LFO13">
      <style:text-properties fo:hyphenate="false"/>
    </style:style>
    <style:style style:name="Heading3Char" style:display-name="Heading 3 Char" style:family="text" style:parent-style-name="DefaultParagraphFont">
      <style:text-properties style:font-name="Tahoma" style:font-name-asian="MS Gothic" style:font-name-complex="Tahoma" fo:color="#0E0B05" fo:font-size="12pt" style:font-size-asian="12pt" style:font-size-complex="12pt"/>
    </style:style>
    <style:style style:name="Date" style:display-name="Date" style:family="paragraph" style:parent-style-name="Normal" style:next-style-name="Normal">
      <style:paragraph-properties style:contextual-spacing="true" fo:margin-top="0.5in" fo:margin-bottom="0.1944in" fo:line-height="100%"/>
      <style:text-properties fo:color="#0E0B05" fo:font-size="12pt" style:font-size-asian="12pt" fo:hyphenate="false"/>
    </style:style>
    <style:style style:name="DateChar" style:display-name="Date Char" style:family="text" style:parent-style-name="DefaultParagraphFont">
      <style:text-properties fo:color="#0E0B05" fo:font-size="12pt" style:font-size-asian="12pt"/>
    </style:style>
    <style:style style:name="Salutation" style:display-name="Salutation" style:family="paragraph" style:parent-style-name="Normal" style:next-style-name="Normal">
      <style:paragraph-properties fo:margin-top="0.5555in" fo:margin-bottom="0in" fo:line-height="100%"/>
      <style:text-properties fo:color="#0E0B05" fo:font-size="12pt" style:font-size-asian="12pt" fo:hyphenate="false"/>
    </style:style>
    <style:style style:name="SalutationChar" style:display-name="Salutation Char" style:family="text" style:parent-style-name="DefaultParagraphFont">
      <style:text-properties fo:color="#0E0B05" fo:font-size="12pt" style:font-size-asian="12pt"/>
    </style:style>
    <style:style style:name="Signature" style:display-name="Signature" style:family="paragraph" style:parent-style-name="Normal">
      <style:paragraph-properties style:contextual-spacing="true" fo:margin-top="0.75in" fo:margin-bottom="0.1944in" fo:line-height="100%"/>
      <style:text-properties fo:color="#0E0B05" fo:hyphenate="false"/>
    </style:style>
    <style:style style:name="SignatureChar" style:display-name="Signature Char" style:family="text" style:parent-style-name="DefaultParagraphFont">
      <style:text-properties fo:color="#0E0B05"/>
    </style:style>
    <style:style style:name="Hyperlink" style:display-name="Hyperlink" style:family="text" style:parent-style-name="DefaultParagraphFont">
      <style:text-properties fo:color="#53C3C7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2LVL1" style:family="text">
      <style:text-properties style:font-name="Wingdings" fo:color="#E3AB47" fo:font-size="10pt" style:font-size-asian="10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LFO2">
      <text:list-level-style-bullet text:level="1" text:style-name="WW_CharLFO2LVL1" text:bullet-char="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fo:color="#7F7F7F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style style:name="WW_CharLFO6LVL1" style:family="text">
      <style:text-properties style:font-name="Symbol"/>
    </style:style>
    <style:style style:name="WW_CharLFO7LVL1" style:family="text">
      <style:text-properties style:font-name="Symbol"/>
    </style:style>
    <text:list-style style:name="LFO13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e3ab47" draw:opacity="100%" draw:stroke="solid" svg:stroke-width="0.01389in" svg:stroke-color="#5f4619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8">
      <text:list-level-style-number text:level="1" style:num-suffix="." style:num-list-format-name="NLF0" style:num-format="1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</text:list-level-style-number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10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2">
      <text:list-level-style-number text:level="1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5in" fo:margin-left="0.95in" fo:margin-bottom="0.75in" fo:margin-right="0.95in" style:num-format="1" style:writing-mode="lr-tb">
        <style:footnote-sep style:width="0.007in" style:rel-width="33%" style:color="#7F7F7F" style:line-style="solid" style:adjustment="left"/>
      </style:page-layout-properties>
      <style:header-style>
        <style:header-footer-properties style:dynamic-spacing="true" fo:min-height="0.4in"/>
      </style:header-style>
      <style:footer-style>
        <style:header-footer-properties style:dynamic-spacing="true" fo:min-height="0.25in"/>
      </style:footer-style>
    </style:page-layout>
    <style:style style:name="T2" style:parent-style-name="DefaultParagraphFont" style:family="text">
      <style:text-properties style:language-asian="en" style:country-asian="US"/>
    </style:style>
    <style:style style:name="T3" style:parent-style-name="DefaultParagraphFont" style:family="text">
      <style:text-properties style:language-asian="en" style:country-asian="US"/>
    </style:style>
    <style:style style:name="P4" style:parent-style-name="Normal" style:family="paragraph">
      <style:paragraph-properties fo:text-align="center"/>
    </style:style>
    <style:style style:family="graphic" style:name="a0">
      <style:graphic-properties style:wrap="run-through" style:run-through="background" draw:fill="solid" draw:fill-color="#e3ab47" draw:opacity="100%" draw:stroke="none" style:horizontal-rel="page" style:vertical-rel="page" style:horizontal-pos="center" style:vertical-pos="middle"/>
    </style:style>
    <style:style style:family="graphic" style:name="a1">
      <style:graphic-properties draw:fill="solid" draw:fill-color="#e3ab47" draw:opacity="100%" draw:stroke="none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background" style:horizontal-rel="page" style:vertical-rel="page" style:horizontal-pos="center" style:vertical-pos="middle"/>
    </style:style>
  </office:automatic-styles>
  <office:master-styles>
    <style:master-page style:name="MPF0" style:page-layout-name="PL0">
      <style:header>
        <text:p text:style-name="Normal"><text:span text:style-name="T2"><draw:custom-shape svg:x="0in" svg:y="0in" svg:width="5.48333in" svg:height="7.88056in" draw:z-index="251665408" draw:id="id0" draw:style-name="a0" draw:name="Frame 1" text:anchor-type="paragraph"><svg:title/><svg:desc/><draw:enhanced-geometry draw:path-stretchpoint-x="21600" draw:path-stretchpoint-y="21600" draw:type="non-primitive" svg:viewBox="0 0 21600 21600" draw:enhanced-path="M ?f0 ?f2 L ?f1 ?f2 ?f1 ?f3 ?f0 ?f3 Z M ?f8 ?f8 L ?f8 ?f10 ?f9 ?f10 ?f9 ?f8 Z N" draw:text-areas="?f8 ?f8 ?f9 ?f10" draw:modifiers="2604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?f6 * ?f7 / 100000"/><draw:equation draw:name="f9" draw:formula="?f1 - ?f8"/><draw:equation draw:name="f10" draw:formula="?f3 - ?f8"/></draw:enhanced-geometry></draw:custom-shape></text:span></text:p>
      </style:header>
      <style:footer>
        <text:p text:style-name="Footer"><text:page-number text:fixed="false">2</text:page-number></text:p>
      </style:footer>
      <style:header-first>
        <text:p text:style-name="Normal"><text:span text:style-name="T3"><draw:g draw:z-index="251663360" draw:name="Group 4" draw:id="id3" draw:style-name="a3" text:anchor-type="paragraph"><svg:title>Page frame with tab</svg:title><svg:desc/><draw:custom-shape svg:x="0in" svg:y="0in" svg:width="5.48194in" svg:height="7.88194in" draw:id="id1" draw:style-name="a1" draw:name="Frame 5"><svg:title/><svg:desc/><draw:enhanced-geometry draw:path-stretchpoint-x="21600" draw:path-stretchpoint-y="21600" draw:type="non-primitive" svg:viewBox="0 0 21600 21600" draw:enhanced-path="M ?f0 ?f2 L ?f1 ?f2 ?f1 ?f3 ?f0 ?f3 Z M ?f8 ?f8 L ?f8 ?f10 ?f9 ?f10 ?f9 ?f8 Z N" draw:text-areas="?f8 ?f8 ?f9 ?f10" draw:modifiers="2604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?f6 * ?f7 / 100000"/><draw:equation draw:name="f9" draw:formula="?f1 - ?f8"/><draw:equation draw:name="f10" draw:formula="?f3 - ?f8"/></draw:enhanced-geometry></draw:custom-shape><draw:custom-shape svg:x="0.07138in" svg:y="0.35187in" svg:width="0.26839in" svg:height="0.65839in" draw:id="id2" draw:style-name="a2" draw:name="Freeform 8"><svg:title/><svg:desc/><text:p text:style-name="P4"/><draw:enhanced-geometry draw:type="non-primitive" svg:viewBox="0 0 240 528" draw:enhanced-path="M 2 0 L 169 0 240 246 169 480 59 480 59 528 0 480 2 480 2 0 Z N" draw:text-areas="?f26 ?f28 ?f27 ?f29" draw:glue-points="?f17 ?f18 ?f19 ?f18 ?f20 ?f21 ?f19 ?f22 ?f23 ?f22 ?f23 ?f24 ?f25 ?f22 ?f17 ?f22 ?f17 ?f18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0"/><draw:equation draw:name="f7" draw:formula="?f4 / 528"/><draw:equation draw:name="f8" draw:formula="2 * ?f5 / 240"/><draw:equation draw:name="f9" draw:formula="0 * ?f4 / 528"/><draw:equation draw:name="f10" draw:formula="169 * ?f5 / 240"/><draw:equation draw:name="f11" draw:formula="240 * ?f5 / 240"/><draw:equation draw:name="f12" draw:formula="246 * ?f4 / 528"/><draw:equation draw:name="f13" draw:formula="480 * ?f4 / 528"/><draw:equation draw:name="f14" draw:formula="59 * ?f5 / 240"/><draw:equation draw:name="f15" draw:formula="528 * ?f4 / 528"/><draw:equation draw:name="f16" draw:formula="0 * ?f5 / 240"/><draw:equation draw:name="f17" draw:formula="?f8 / ?f6"/><draw:equation draw:name="f18" draw:formula="?f9 / ?f7"/><draw:equation draw:name="f19" draw:formula="?f10 / ?f6"/><draw:equation draw:name="f20" draw:formula="?f11 / ?f6"/><draw:equation draw:name="f21" draw:formula="?f12 / ?f7"/><draw:equation draw:name="f22" draw:formula="?f13 / ?f7"/><draw:equation draw:name="f23" draw:formula="?f14 / ?f6"/><draw:equation draw:name="f24" draw:formula="?f15 / ?f7"/><draw:equation draw:name="f25" draw:formula="?f16 / ?f6"/><draw:equation draw:name="f26" draw:formula="0 / ?f6"/><draw:equation draw:name="f27" draw:formula="?f1 / ?f6"/><draw:equation draw:name="f28" draw:formula="0 / ?f7"/><draw:equation draw:name="f29" draw:formula="?f3 / ?f7"/></draw:enhanced-geometry></draw:custom-shape></draw:g></text:span></text:p>
      </style:head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fathimafathi8517@gmail.com</meta:initial-creator>
    <dc:creator>fathimafathi8517@gmail.com</dc:creator>
    <meta:creation-date>2025-03-25T14:06:00Z</meta:creation-date>
    <dc:date>2025-03-25T14:06:00Z</dc:date>
    <meta:template xlink:href="%7b220D3A7B-FB3B-7849-B29D-39F6C5618AFF%7dtf50002018.dotx" xlink:type="simple"/>
    <meta:editing-cycles>11</meta:editing-cycles>
    <meta:editing-duration>PT420S</meta:editing-duration>
    <meta:document-statistic meta:page-count="1" meta:paragraph-count="1" meta:word-count="51" meta:character-count="344" meta:row-count="2" meta:non-whitespace-character-count="294"/>
  </office:meta>
</office:document-meta>
</file>